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hroughput" table:style-name="ta1">
        <table:shapes>
          <draw:frame draw:z-index="0" draw:style-name="gr1" draw:text-style-name="P1" svg:width="6.7776in" svg:height="2.0268in" svg:x="5.1043in" svg:y="0.0949in">
            <draw:object draw:notify-on-update-of-ranges="Throughput.A2:Throughput.A6 Throughput.B1:Throughput.B1 Throughput.B2:Throughput.B6 Throughput.C1:Throughput.C1 Throughput.C2:Throughput.C6 Throughput.D1:Throughput.D1 Throughput.D2:Throughput.D6 Throughput.E1:Throughput.E1 Throughput.E2:Throughput.E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776in" svg:height="2.0268in" svg:x="5.0925in" svg:y="2.2441in">
            <draw:object draw:notify-on-update-of-ranges="Throughput.A9:Throughput.A13 Throughput.B8:Throughput.B8 Throughput.B9:Throughput.B13 Throughput.C8:Throughput.C8 Throughput.C9:Throughput.C13 Throughput.D8:Throughput.D8 Throughput.D9:Throughput.D13 Throughput.E8:Throughput.E8 Throughput.E9:Throughput.E1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7776in" svg:height="2.0268in" svg:x="5.089in" svg:y="4.4248in">
            <draw:object draw:notify-on-update-of-ranges="Throughput.A16:Throughput.A19 Throughput.B15:Throughput.B15 Throughput.B16:Throughput.B19 Throughput.C15:Throughput.C15 Throughput.C16:Throughput.C19 Throughput.D15:Throughput.D15 Throughput.D16:Throughput.D19 Throughput.E15:Throughput.E15 Throughput.E16:Throughput.E19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ixed File (10B)</text:p>
          </table:table-cell>
          <table:table-cell table:style-name="ce1" office:value-type="float" office:value="130945.6" calcext:value-type="float">
            <text:p>130945.6</text:p>
          </table:table-cell>
          <table:table-cell table:style-name="ce1" office:value-type="float" office:value="309207.9" calcext:value-type="float">
            <text:p>309207.9</text:p>
          </table:table-cell>
          <table:table-cell table:number-columns-repeated="2" table:style-name="ce1" office:value-type="float" office:value="132125.7" calcext:value-type="float">
            <text:p>132125.7</text:p>
          </table:table-cell>
        </table:table-row>
        <table:table-row table:style-name="ro2">
          <table:table-cell office:value-type="string" calcext:value-type="string">
            <text:p>Fixed File (1KB)</text:p>
          </table:table-cell>
          <table:table-cell table:style-name="ce1" office:value-type="float" office:value="130945.6" calcext:value-type="float">
            <text:p>130945.6</text:p>
          </table:table-cell>
          <table:table-cell table:style-name="ce1"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2">
          <table:table-cell office:value-type="string" calcext:value-type="string">
            <text:p>Fixed File (1MB)</text:p>
          </table:table-cell>
          <table:table-cell office:value-type="float" office:value="31834084" calcext:value-type="float">
            <text:p>31834084</text:p>
          </table:table-cell>
          <table:table-cell office:value-type="float" office:value="102472048" calcext:value-type="float">
            <text:p>102472048</text:p>
          </table:table-cell>
          <table:table-cell table:style-name="ce1" office:value-type="float" office:value="115757344" calcext:value-type="float">
            <text:p>115757344</text:p>
          </table:table-cell>
          <table:table-cell office:value-type="float" office:value="115757344" calcext:value-type="float">
            <text:p>115757344</text:p>
          </table:table-cell>
        </table:table-row>
        <table:table-row table:style-name="ro1">
          <table:table-cell office:value-type="string" calcext:value-type="string">
            <text:p>Fixed File (100MB)</text:p>
          </table:table-cell>
          <table:table-cell office:value-type="float" office:value="33776560" calcext:value-type="float">
            <text:p>33776560</text:p>
          </table:table-cell>
          <table:table-cell office:value-type="float" office:value="109074208" calcext:value-type="float">
            <text:p>109074208</text:p>
          </table:table-cell>
          <table:table-cell table:number-columns-repeated="2" office:value-type="float" office:value="125563528" calcext:value-type="float">
            <text:p>125563528</text:p>
          </table:table-cell>
        </table:table-row>
        <table:table-row table:style-name="ro1">
          <table:table-cell office:value-type="string" calcext:value-type="string">
            <text:p>Fixed File (1GB)</text:p>
          </table:table-cell>
          <table:table-cell office:value-type="float" office:value="33776560" calcext:value-type="float">
            <text:p>33776560</text:p>
          </table:table-cell>
          <table:table-cell office:value-type="float" office:value="109074208" calcext:value-type="float">
            <text:p>109074208</text:p>
          </table:table-cell>
          <table:table-cell table:number-columns-repeated="2" office:value-type="float" office:value="125563528" calcext:value-type="float">
            <text:p>12556352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ixed Size (10B)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1">
          <table:table-cell office:value-type="string" calcext:value-type="string">
            <text:p>Fixed Size (1KB)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1">
          <table:table-cell office:value-type="string" calcext:value-type="string">
            <text:p>Fixed Size (1MB)</text:p>
          </table:table-cell>
          <table:table-cell office:value-type="float" office:value="20518510" calcext:value-type="float">
            <text:p>20518510</text:p>
          </table:table-cell>
          <table:table-cell office:value-type="float" office:value="68901480" calcext:value-type="float">
            <text:p>68901480</text:p>
          </table:table-cell>
          <table:table-cell table:number-columns-repeated="2" office:value-type="float" office:value="96594696" calcext:value-type="float">
            <text:p>96594696</text:p>
          </table:table-cell>
        </table:table-row>
        <table:table-row table:style-name="ro1">
          <table:table-cell office:value-type="string" calcext:value-type="string">
            <text:p>Fixed Size (100M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>
          <table:table-cell office:value-type="string" calcext:value-type="string">
            <text:p>Fixed Size (1G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xed Files (1KB)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309207.9" calcext:value-type="float">
            <text:p>309207.9</text:p>
          </table:table-cell>
          <table:table-cell table:number-columns-repeated="2" office:value-type="float" office:value="132125.7" calcext:value-type="float">
            <text:p>132125.7</text:p>
          </table:table-cell>
        </table:table-row>
        <table:table-row table:style-name="ro1">
          <table:table-cell office:value-type="string" calcext:value-type="string">
            <text:p>Mixed Files (1MB)</text:p>
          </table:table-cell>
          <table:table-cell office:value-type="float" office:value="20518510" calcext:value-type="float">
            <text:p>20518510</text:p>
          </table:table-cell>
          <table:table-cell office:value-type="float" office:value="68901480" calcext:value-type="float">
            <text:p>68901480</text:p>
          </table:table-cell>
          <table:table-cell table:number-columns-repeated="2" office:value-type="float" office:value="96594696" calcext:value-type="float">
            <text:p>96594696</text:p>
          </table:table-cell>
        </table:table-row>
        <table:table-row table:style-name="ro1">
          <table:table-cell office:value-type="string" calcext:value-type="string">
            <text:p>Mixed Files (100M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>
          <table:table-cell office:value-type="string" calcext:value-type="string">
            <text:p>Mixed Files (1GB)</text:p>
          </table:table-cell>
          <table:table-cell office:value-type="float" office:value="30059632" calcext:value-type="float">
            <text:p>30059632</text:p>
          </table:table-cell>
          <table:table-cell office:value-type="float" office:value="90264168" calcext:value-type="float">
            <text:p>90264168</text:p>
          </table:table-cell>
          <table:table-cell table:number-columns-repeated="2" office:value-type="float" office:value="58929084" calcext:value-type="float">
            <text:p>58929084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10B-1K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KB-1M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MB-100M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MB-1GB</text:p>
          </table:table-cell>
          <table:table-cell table:number-columns-repeated="4"/>
        </table:table-row>
      </table:table>
      <table:table table:name="Avg Response Time" table:style-name="ta1">
        <table:shapes>
          <draw:frame draw:z-index="0" draw:style-name="gr1" draw:text-style-name="P1" svg:width="6.9559in" svg:height="2.0276in" svg:x="5.0437in" svg:y="0.1016in">
            <draw:object draw:notify-on-update-of-ranges="'Avg Response Time'.A1:'Avg Response Time'.A1 'Avg Response Time'.A2:'Avg Response Time'.A6 'Avg Response Time'.B1:'Avg Response Time'.B1 'Avg Response Time'.B2:'Avg Response Time'.B6 'Avg Response Time'.C1:'Avg Response Time'.C1 'Avg Response Time'.C2:'Avg Response Time'.C6 'Avg Response Time'.D1:'Avg Response Time'.D1 'Avg Response Time'.D2:'Avg Response Time'.D6 'Avg Response Time'.E1:'Avg Response Time'.E1 'Avg Response Time'.E2:'Avg Response Time'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6.9559in" svg:height="2.0276in" svg:x="5.0575in" svg:y="4.4484in">
            <draw:object draw:notify-on-update-of-ranges="'Avg Response Time'.A15:'Avg Response Time'.A15 'Avg Response Time'.A16:'Avg Response Time'.A19 'Avg Response Time'.B15:'Avg Response Time'.B15 'Avg Response Time'.B16:'Avg Response Time'.B19 'Avg Response Time'.C15:'Avg Response Time'.C15 'Avg Response Time'.C16:'Avg Response Time'.C19 'Avg Response Time'.D15:'Avg Response Time'.D15 'Avg Response Time'.D16:'Avg Response Time'.D19 'Avg Response Time'.E15:'Avg Response Time'.E15 'Avg Response Time'.E16:'Avg Response Time'.E1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6.9559in" svg:height="2.0276in" svg:x="5.0697in" svg:y="2.2839in">
            <draw:object draw:notify-on-update-of-ranges="'Avg Response Time'.A8:'Avg Response Time'.A8 'Avg Response Time'.A9:'Avg Response Time'.A13 'Avg Response Time'.B8:'Avg Response Time'.B8 'Avg Response Time'.B9:'Avg Response Time'.B13 'Avg Response Time'.C8:'Avg Response Time'.C8 'Avg Response Time'.C9:'Avg Response Time'.C13 'Avg Response Time'.D8:'Avg Response Time'.D8 'Avg Response Time'.D9:'Avg Response Time'.D13 'Avg Response Time'.E8:'Avg Response Time'.E8 'Avg Response Time'.E9:'Avg Response Time'.E1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Fixed File (10B)</text:p>
          </table:table-cell>
          <table:table-cell table:style-name="ce1" office:value-type="float" office:value="0.07213491" calcext:value-type="float">
            <text:p>0.07213491</text:p>
          </table:table-cell>
          <table:table-cell table:style-name="ce1" office:value-type="float" office:value="0.03046966" calcext:value-type="float">
            <text:p>0.03046966</text:p>
          </table:table-cell>
          <table:table-cell office:value-type="float" office:value="0.0746635" calcext:value-type="float">
            <text:p>0.0746635</text:p>
          </table:table-cell>
          <table:table-cell table:style-name="ce1" office:value-type="float" office:value="0.0746635" calcext:value-type="float">
            <text:p>0.0746635</text:p>
          </table:table-cell>
        </table:table-row>
        <table:table-row table:style-name="ro2">
          <table:table-cell office:value-type="string" calcext:value-type="string">
            <text:p>Fixed File (1KB)</text:p>
          </table:table-cell>
          <table:table-cell table:style-name="ce1"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style-name="ce1" office:value-type="float" office:value="0.0746635" calcext:value-type="float">
            <text:p>0.0746635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Fixed File (1MB)</text:p>
          </table:table-cell>
          <table:table-cell office:value-type="float" office:value="2.94891882" calcext:value-type="float">
            <text:p>2.94891882</text:p>
          </table:table-cell>
          <table:table-cell office:value-type="float" office:value="0.92205018" calcext:value-type="float">
            <text:p>0.92205018</text:p>
          </table:table-cell>
          <table:table-cell table:number-columns-repeated="2" office:value-type="float" office:value="0.82058394" calcext:value-type="float">
            <text:p>0.82058394</text:p>
          </table:table-cell>
        </table:table-row>
        <table:table-row table:style-name="ro1">
          <table:table-cell office:value-type="string" calcext:value-type="string">
            <text:p>Fixed File (100MB)</text:p>
          </table:table-cell>
          <table:table-cell office:value-type="float" office:value="271.6278076" calcext:value-type="float">
            <text:p>271.6278076</text:p>
          </table:table-cell>
          <table:table-cell office:value-type="float" office:value="84.41542053" calcext:value-type="float">
            <text:p>84.41542053</text:p>
          </table:table-cell>
          <table:table-cell table:number-columns-repeated="2" office:value-type="float" office:value="77.92376709" calcext:value-type="float">
            <text:p>77.92376709</text:p>
          </table:table-cell>
        </table:table-row>
        <table:table-row table:style-name="ro1">
          <table:table-cell office:value-type="string" calcext:value-type="string">
            <text:p>Fixed File (1GB)</text:p>
          </table:table-cell>
          <table:table-cell office:value-type="float" office:value="271.6278076" calcext:value-type="float">
            <text:p>271.6278076</text:p>
          </table:table-cell>
          <table:table-cell office:value-type="float" office:value="84.41542053" calcext:value-type="float">
            <text:p>84.41542053</text:p>
          </table:table-cell>
          <table:table-cell table:number-columns-repeated="2" office:value-type="float" office:value="77.92376709" calcext:value-type="float">
            <text:p>77.923767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ixed Size (10B)</text:p>
          </table:table-cell>
          <table:table-cell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number-columns-repeated="2"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Fixed Size (1KB)</text:p>
          </table:table-cell>
          <table:table-cell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number-columns-repeated="2"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Fixed Size (1MB)</text:p>
          </table:table-cell>
          <table:table-cell office:value-type="float" office:value="4.61656284" calcext:value-type="float">
            <text:p>4.61656284</text:p>
          </table:table-cell>
          <table:table-cell office:value-type="float" office:value="1.37342548" calcext:value-type="float">
            <text:p>1.37342548</text:p>
          </table:table-cell>
          <table:table-cell table:number-columns-repeated="2" office:value-type="float" office:value="1.01502764" calcext:value-type="float">
            <text:p>1.01502764</text:p>
          </table:table-cell>
        </table:table-row>
        <table:table-row table:style-name="ro1">
          <table:table-cell office:value-type="string" calcext:value-type="string">
            <text:p>Fixed Size (100M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  <table:table-row table:style-name="ro1">
          <table:table-cell office:value-type="string" calcext:value-type="string">
            <text:p>Fixed Size (1G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ixed Files (1KB)</text:p>
          </table:table-cell>
          <table:table-cell office:value-type="float" office:value="0.07213491" calcext:value-type="float">
            <text:p>0.07213491</text:p>
          </table:table-cell>
          <table:table-cell office:value-type="float" office:value="0.03046966" calcext:value-type="float">
            <text:p>0.03046966</text:p>
          </table:table-cell>
          <table:table-cell table:number-columns-repeated="2" office:value-type="float" office:value="0.0746635" calcext:value-type="float">
            <text:p>0.0746635</text:p>
          </table:table-cell>
        </table:table-row>
        <table:table-row table:style-name="ro1">
          <table:table-cell office:value-type="string" calcext:value-type="string">
            <text:p>Mixed Files (1MB)</text:p>
          </table:table-cell>
          <table:table-cell office:value-type="float" office:value="4.61656284" calcext:value-type="float">
            <text:p>4.61656284</text:p>
          </table:table-cell>
          <table:table-cell office:value-type="float" office:value="1.37342548" calcext:value-type="float">
            <text:p>1.37342548</text:p>
          </table:table-cell>
          <table:table-cell table:number-columns-repeated="2" office:value-type="float" office:value="1.01502764" calcext:value-type="float">
            <text:p>1.01502764</text:p>
          </table:table-cell>
        </table:table-row>
        <table:table-row table:style-name="ro1">
          <table:table-cell office:value-type="string" calcext:value-type="string">
            <text:p>Mixed Files (100M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  <table:table-row table:style-name="ro1">
          <table:table-cell office:value-type="string" calcext:value-type="string">
            <text:p>Mixed Files (1GB)</text:p>
          </table:table-cell>
          <table:table-cell office:value-type="float" office:value="305.1934204" calcext:value-type="float">
            <text:p>305.1934204</text:p>
          </table:table-cell>
          <table:table-cell office:value-type="float" office:value="101.947731" calcext:value-type="float">
            <text:p>101.947731</text:p>
          </table:table-cell>
          <table:table-cell table:number-columns-repeated="2" office:value-type="float" office:value="168.4851379" calcext:value-type="float">
            <text:p>168.4851379</text:p>
          </table:table-cell>
        </table:table-row>
      </table:table>
      <table:table table:name="Problem#4" table:style-name="ta1">
        <table:shapes>
          <draw:frame draw:z-index="0" draw:style-name="gr1" draw:text-style-name="P1" svg:width="6.2988in" svg:height="3.5429in" svg:x="2.7063in" svg:y="0.2169in">
            <draw:object draw:notify-on-update-of-ranges="'Problem#4'.A2:'Problem#4'.A6 'Problem#4'.B2:'Problem#4'.B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2.7059in" svg:y="3.9862in">
            <draw:object draw:notify-on-update-of-ranges="'Problem#4'.A8:'Problem#4'.A13 'Problem#4'.B8:'Problem#4'.B1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3.1118in" svg:y="7.8583in">
            <draw:object draw:notify-on-update-of-ranges="'Problem#4'.A47:'Problem#4'.A67 'Problem#4'.B47:'Problem#4'.B6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hroughpu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1478" calcext:value-type="float">
            <text:p>838147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431954" calcext:value-type="float">
            <text:p>2143195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867678" calcext:value-type="float">
            <text:p>148676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867678" calcext:value-type="float">
            <text:p>14867678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4867678" calcext:value-type="float">
            <text:p>14867678</text:p>
          </table:table-cell>
          <table:table-cell/>
        </table:table-row>
        <table:table-row table:style-name="ro1">
          <table:table-cell office:value-type="string" calcext:value-type="string">
            <text:p>Average Wait 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97556" calcext:value-type="float">
            <text:p>0.111975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377406" calcext:value-type="float">
            <text:p>0.043774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502274" calcext:value-type="float">
            <text:p>0.06502274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6502274" calcext:value-type="float">
            <text:p>0.06502274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6502274" calcext:value-type="float">
            <text:p>0.06502274</text:p>
          </table:table-cell>
          <table:table-cell/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 office:value-type="string" calcext:value-type="string">
            <text:p>Avg. Wait T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34950.5" calcext:value-type="float">
            <text:p>3934950.5</text:p>
          </table:table-cell>
          <table:table-cell office:value-type="float" office:value="0.24503006" calcext:value-type="float">
            <text:p>0.24503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41138" calcext:value-type="float">
            <text:p>6541138</text:p>
          </table:table-cell>
          <table:table-cell office:value-type="float" office:value="0.14598721" calcext:value-type="float">
            <text:p>0.14598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56839" calcext:value-type="float">
            <text:p>10956839</text:p>
          </table:table-cell>
          <table:table-cell office:value-type="float" office:value="0.08707529" calcext:value-type="float">
            <text:p>0.087075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211758" calcext:value-type="float">
            <text:p>8211758</text:p>
          </table:table-cell>
          <table:table-cell office:value-type="float" office:value="0.11554128" calcext:value-type="float">
            <text:p>0.115541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211758" calcext:value-type="float">
            <text:p>8211758</text:p>
          </table:table-cell>
          <table:table-cell office:value-type="float" office:value="0.11554128" calcext:value-type="float">
            <text:p>0.115541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744240" calcext:value-type="float">
            <text:p>8744240</text:p>
          </table:table-cell>
          <table:table-cell office:value-type="float" office:value="0.10970476" calcext:value-type="float">
            <text:p>0.109704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92606" calcext:value-type="float">
            <text:p>8392606</text:p>
          </table:table-cell>
          <table:table-cell office:value-type="float" office:value="0.1161392" calcext:value-type="float">
            <text:p>0.1161392</text:p>
          </table:table-cell>
        </table:table-row>
      </table:table>
      <table:table table:name="Problem#5" table:style-name="ta1">
        <table:shapes>
          <draw:frame draw:z-index="0" draw:style-name="gr1" draw:text-style-name="P1" svg:width="6.3063in" svg:height="2.5602in" svg:x="3.5917in" svg:y="0.3909in">
            <draw:object draw:notify-on-update-of-ranges="'Problem#5'.A3:'Problem#5'.A7 'Problem#5'.B3:'Problem#5'.B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6.0543in" svg:height="2.6906in" svg:x="3.6756in" svg:y="3.1291in">
            <draw:object draw:notify-on-update-of-ranges="'Problem#5'.A9:'Problem#5'.A13 'Problem#5'.B9:'Problem#5'.B13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945.6" calcext:value-type="float">
            <text:p>130945.6</text:p>
          </table:table-cell>
          <table:table-cell office:value-type="float" office:value="1" calcext:value-type="float">
            <text:p>1</text:p>
          </table:table-cell>
          <table:table-cell office:value-type="float" office:value="0.07213491" calcext:value-type="float">
            <text:p>0.072134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9207.9" calcext:value-type="float">
            <text:p>309207.9</text:p>
          </table:table-cell>
          <table:table-cell office:value-type="float" office:value="10" calcext:value-type="float">
            <text:p>10</text:p>
          </table:table-cell>
          <table:table-cell office:value-type="float" office:value="0.03046966" calcext:value-type="float">
            <text:p>0.030469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125.7" calcext:value-type="float">
            <text:p>132125.7</text:p>
          </table:table-cell>
          <table:table-cell office:value-type="float" office:value="100" calcext:value-type="float">
            <text:p>100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2125.7" calcext:value-type="float">
            <text:p>132125.7</text:p>
          </table:table-cell>
          <table:table-cell office:value-type="float" office:value="1000" calcext:value-type="float">
            <text:p>1000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2125.7" calcext:value-type="float">
            <text:p>132125.7</text:p>
          </table:table-cell>
          <table:table-cell office:value-type="float" office:value="10000" calcext:value-type="float">
            <text:p>10000</text:p>
          </table:table-cell>
          <table:table-cell office:value-type="float" office:value="0.0746635" calcext:value-type="float">
            <text:p>0.074663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834084" calcext:value-type="float">
            <text:p>31834084</text:p>
          </table:table-cell>
          <table:table-cell office:value-type="float" office:value="1" calcext:value-type="float">
            <text:p>1</text:p>
          </table:table-cell>
          <table:table-cell office:value-type="float" office:value="2.94891882" calcext:value-type="float">
            <text:p>2.948918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472048" calcext:value-type="float">
            <text:p>102472048</text:p>
          </table:table-cell>
          <table:table-cell office:value-type="float" office:value="10" calcext:value-type="float">
            <text:p>10</text:p>
          </table:table-cell>
          <table:table-cell office:value-type="float" office:value="0.92205018" calcext:value-type="float">
            <text:p>0.92205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5757344" calcext:value-type="float">
            <text:p>115757344</text:p>
          </table:table-cell>
          <table:table-cell office:value-type="float" office:value="100" calcext:value-type="float">
            <text:p>100</text:p>
          </table:table-cell>
          <table:table-cell office:value-type="float" office:value="0.82058394" calcext:value-type="float">
            <text:p>0.8205839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5757344" calcext:value-type="float">
            <text:p>115757344</text:p>
          </table:table-cell>
          <table:table-cell office:value-type="float" office:value="1000" calcext:value-type="float">
            <text:p>1000</text:p>
          </table:table-cell>
          <table:table-cell office:value-type="float" office:value="0.82058394" calcext:value-type="float">
            <text:p>0.8205839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5757344" calcext:value-type="float">
            <text:p>115757344</text:p>
          </table:table-cell>
          <table:table-cell office:value-type="float" office:value="10000" calcext:value-type="float">
            <text:p>10000</text:p>
          </table:table-cell>
          <table:table-cell office:value-type="float" office:value="0.82058394" calcext:value-type="float">
            <text:p>0.820583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20:35:33.104518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1:30:17.541926993</meta:creation-date>
    <dc:date>2015-10-13T21:43:09.913605573</dc:date>
    <meta:editing-duration>P1DT2H19M29S</meta:editing-duration>
    <meta:editing-cycles>14</meta:editing-cycles>
    <meta:generator>LibreOffice/4.2.8.2$Linux_X86_64 LibreOffice_project/420m0$Build-2</meta:generator>
    <meta:document-statistic meta:table-count="4" meta:cell-count="29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16cm" svg:height="5.149cm" xlink:href=".." xlink:type="simple" chart:class="chart:line" chart:style-name="ch1">
        <chart:legend chart:legend-position="end" svg:x="15.131cm" svg:y="1.528cm" style:legend-expansion="high" chart:style-name="ch2"/>
        <chart:plot-area chart:style-name="ch3" table:cell-range-address="Throughput.A2:Throughput.E6 Throughput.B1:Throughput.E1" chart:data-source-has-labels="both" svg:x="-0.347cm" svg:y="-0.026cm" svg:width="16.568cm" svg:height="4.864cm">
          <chartooo:coordinate-region svg:x="1.571cm" svg:y="0.174cm" svg:width="13.391cm" svg:height="4.017cm"/>
          <chart:axis chart:dimension="x" chart:name="primary-x" chart:style-name="ch4" chartooo:axis-type="auto">
            <chartooo:date-scale/>
            <chart:categories table:cell-range-address="Throughput.A2:Throughput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B2:Throughput.B6" chart:label-cell-address="Throughput.B1:Throughput.B1" chart:class="chart:line">
            <chart:data-point chart:repeated="5"/>
          </chart:series>
          <chart:series chart:style-name="ch7" chart:values-cell-range-address="Throughput.C2:Throughput.C6" chart:label-cell-address="Throughput.C1:Throughput.C1" chart:class="chart:line">
            <chart:data-point chart:repeated="5"/>
          </chart:series>
          <chart:series chart:style-name="ch8" chart:values-cell-range-address="Throughput.D2:Throughput.D6" chart:label-cell-address="Throughput.D1:Throughput.D1" chart:class="chart:line">
            <chart:data-point chart:repeated="5"/>
          </chart:series>
          <chart:series chart:style-name="ch9" chart:values-cell-range-address="Throughput.E2:Throughput.E6" chart:label-cell-address="Throughput.E1:Throughput.E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hroughput.B1:Throughput.B1</svg:desc>
                </draw:g>
              </table:table-cell>
              <table:table-cell office:value-type="string">
                <text:p>10</text:p>
                <draw:g>
                  <svg:desc>Throughput.C1:Throughput.C1</svg:desc>
                </draw:g>
              </table:table-cell>
              <table:table-cell office:value-type="string">
                <text:p>100</text:p>
                <draw:g>
                  <svg:desc>Throughput.D1:Throughput.D1</svg:desc>
                </draw:g>
              </table:table-cell>
              <table:table-cell office:value-type="string">
                <text:p>1000</text:p>
                <draw:g>
                  <svg:desc>Throughput.E1:Throughp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File (10B)</text:p>
                <draw:g>
                  <svg:desc>Throughput.A2:Throughput.A6</svg:desc>
                </draw:g>
              </table:table-cell>
              <table:table-cell office:value-type="float" office:value="130945.6">
                <text:p>130945.6</text:p>
                <draw:g>
                  <svg:desc>Throughput.B2:Throughput.B6</svg:desc>
                </draw:g>
              </table:table-cell>
              <table:table-cell office:value-type="float" office:value="309207.9">
                <text:p>309207.9</text:p>
                <draw:g>
                  <svg:desc>Throughput.C2:Throughput.C6</svg:desc>
                </draw:g>
              </table:table-cell>
              <table:table-cell office:value-type="float" office:value="132125.7">
                <text:p>132125.7</text:p>
                <draw:g>
                  <svg:desc>Throughput.D2:Throughput.D6</svg:desc>
                </draw:g>
              </table:table-cell>
              <table:table-cell office:value-type="float" office:value="132125.7">
                <text:p>132125.7</text:p>
                <draw:g>
                  <svg:desc>Throughput.E2:Throughput.E6</svg:desc>
                </draw:g>
              </table:table-cell>
            </table:table-row>
            <table:table-row>
              <table:table-cell office:value-type="string">
                <text:p>Fixed File (1KB)</text:p>
              </table:table-cell>
              <table:table-cell office:value-type="float" office:value="130945.6">
                <text:p>130945.6</text:p>
              </table:table-cell>
              <table:table-cell office:value-type="float" office:value="309207.9">
                <text:p>309207.9</text:p>
              </table:table-cell>
              <table:table-cell office:value-type="float" office:value="132125.7">
                <text:p>132125.7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string">
                <text:p>Fixed File (1MB)</text:p>
              </table:table-cell>
              <table:table-cell office:value-type="float" office:value="31834084">
                <text:p>31834084</text:p>
              </table:table-cell>
              <table:table-cell office:value-type="float" office:value="102472048">
                <text:p>102472048</text:p>
              </table:table-cell>
              <table:table-cell office:value-type="float" office:value="115757344">
                <text:p>115757344</text:p>
              </table:table-cell>
              <table:table-cell office:value-type="float" office:value="115757344">
                <text:p>115757344</text:p>
              </table:table-cell>
            </table:table-row>
            <table:table-row>
              <table:table-cell office:value-type="string">
                <text:p>Fixed File (100MB)</text:p>
              </table:table-cell>
              <table:table-cell office:value-type="float" office:value="33776560">
                <text:p>33776560</text:p>
              </table:table-cell>
              <table:table-cell office:value-type="float" office:value="109074208">
                <text:p>109074208</text:p>
              </table:table-cell>
              <table:table-cell office:value-type="float" office:value="125563528">
                <text:p>125563528</text:p>
              </table:table-cell>
              <table:table-cell office:value-type="float" office:value="125563528">
                <text:p>125563528</text:p>
              </table:table-cell>
            </table:table-row>
            <table:table-row>
              <table:table-cell office:value-type="string">
                <text:p>Fixed File (1GB)</text:p>
              </table:table-cell>
              <table:table-cell office:value-type="float" office:value="33776560">
                <text:p>33776560</text:p>
              </table:table-cell>
              <table:table-cell office:value-type="float" office:value="109074208">
                <text:p>109074208</text:p>
              </table:table-cell>
              <table:table-cell office:value-type="float" office:value="125563528">
                <text:p>125563528</text:p>
              </table:table-cell>
              <table:table-cell office:value-type="float" office:value="125563528">
                <text:p>125563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9cm" svg:height="5.151cm" xlink:href=".." xlink:type="simple" chart:class="chart:line" chart:style-name="ch1">
        <chart:legend chart:legend-position="end" svg:x="15.584cm" svg:y="1.529cm" style:legend-expansion="high" chart:style-name="ch2"/>
        <chart:plot-area chart:style-name="ch3" table:cell-range-address="'Avg Response Time'.A8:'Avg Response Time'.E13" chart:data-source-has-labels="both" svg:x="0.353cm" svg:y="0.103cm" svg:width="14.878cm" svg:height="4.945cm">
          <chartooo:coordinate-region svg:x="1.636cm" svg:y="0.302cm" svg:width="12.27cm" svg:height="4.099cm"/>
          <chart:axis chart:dimension="x" chart:name="primary-x" chart:style-name="ch4" chartooo:axis-type="auto">
            <chartooo:date-scale/>
            <chart:categories table:cell-range-address="'Avg Response Time'.A9:'Avg Response Time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g Response Time'.B9:'Avg Response Time'.B13" chart:label-cell-address="'Avg Response Time'.B8:'Avg Response Time'.B8" chart:class="chart:line">
            <chart:data-point chart:repeated="5"/>
          </chart:series>
          <chart:series chart:style-name="ch7" chart:values-cell-range-address="'Avg Response Time'.C9:'Avg Response Time'.C13" chart:label-cell-address="'Avg Response Time'.C8:'Avg Response Time'.C8" chart:class="chart:line">
            <chart:data-point chart:repeated="5"/>
          </chart:series>
          <chart:series chart:style-name="ch8" chart:values-cell-range-address="'Avg Response Time'.D9:'Avg Response Time'.D13" chart:label-cell-address="'Avg Response Time'.D8:'Avg Response Time'.D8" chart:class="chart:line">
            <chart:data-point chart:repeated="5"/>
          </chart:series>
          <chart:series chart:style-name="ch9" chart:values-cell-range-address="'Avg Response Time'.E9:'Avg Response Time'.E13" chart:label-cell-address="'Avg Response Time'.E8:'Avg Response Time'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vg Response Time'.B8:'Avg Response Time'.B8</svg:desc>
                </draw:g>
              </table:table-cell>
              <table:table-cell office:value-type="string">
                <text:p>10</text:p>
                <draw:g>
                  <svg:desc>'Avg Response Time'.C8:'Avg Response Time'.C8</svg:desc>
                </draw:g>
              </table:table-cell>
              <table:table-cell office:value-type="string">
                <text:p>100</text:p>
                <draw:g>
                  <svg:desc>'Avg Response Time'.D8:'Avg Response Time'.D8</svg:desc>
                </draw:g>
              </table:table-cell>
              <table:table-cell office:value-type="string">
                <text:p>1000</text:p>
                <draw:g>
                  <svg:desc>'Avg Response Time'.E8:'Avg Response Time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Size (10B)</text:p>
                <draw:g>
                  <svg:desc>'Avg Response Time'.A9:'Avg Response Time'.A13</svg:desc>
                </draw:g>
              </table:table-cell>
              <table:table-cell office:value-type="float" office:value="0.07213491">
                <text:p>0.07213491</text:p>
                <draw:g>
                  <svg:desc>'Avg Response Time'.B9:'Avg Response Time'.B13</svg:desc>
                </draw:g>
              </table:table-cell>
              <table:table-cell office:value-type="float" office:value="0.03046966">
                <text:p>0.03046966</text:p>
                <draw:g>
                  <svg:desc>'Avg Response Time'.C9:'Avg Response Time'.C13</svg:desc>
                </draw:g>
              </table:table-cell>
              <table:table-cell office:value-type="float" office:value="0.0746635">
                <text:p>0.0746635</text:p>
                <draw:g>
                  <svg:desc>'Avg Response Time'.D9:'Avg Response Time'.D13</svg:desc>
                </draw:g>
              </table:table-cell>
              <table:table-cell office:value-type="float" office:value="0.0746635">
                <text:p>0.0746635</text:p>
                <draw:g>
                  <svg:desc>'Avg Response Time'.E9:'Avg Response Time'.E13</svg:desc>
                </draw:g>
              </table:table-cell>
            </table:table-row>
            <table:table-row>
              <table:table-cell office:value-type="string">
                <text:p>Fixed Size (1KB)</text:p>
              </table:table-cell>
              <table:table-cell office:value-type="float" office:value="0.07213491">
                <text:p>0.07213491</text:p>
              </table:table-cell>
              <table:table-cell office:value-type="float" office:value="0.03046966">
                <text:p>0.03046966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46635">
                <text:p>0.0746635</text:p>
              </table:table-cell>
            </table:table-row>
            <table:table-row>
              <table:table-cell office:value-type="string">
                <text:p>Fixed Size (1MB)</text:p>
              </table:table-cell>
              <table:table-cell office:value-type="float" office:value="4.61656284">
                <text:p>4.61656284</text:p>
              </table:table-cell>
              <table:table-cell office:value-type="float" office:value="1.37342548">
                <text:p>1.37342548</text:p>
              </table:table-cell>
              <table:table-cell office:value-type="float" office:value="1.01502764">
                <text:p>1.01502764</text:p>
              </table:table-cell>
              <table:table-cell office:value-type="float" office:value="1.01502764">
                <text:p>1.01502764</text:p>
              </table:table-cell>
            </table:table-row>
            <table:table-row>
              <table:table-cell office:value-type="string">
                <text:p>Fixed Size (100M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  <table:table-row>
              <table:table-cell office:value-type="string">
                <text:p>Fixed Size (1G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blem#4'.A47:'Problem#4'.B67" chart:data-source-has-labels="column" svg:x="0.32cm" svg:y="0.18cm" svg:width="12.508cm" svg:height="8.64cm">
          <chartooo:coordinate-region svg:x="2.053cm" svg:y="0.38cm" svg:width="10.403cm" svg:height="7.395cm"/>
          <chart:axis chart:dimension="x" chart:name="primary-x" chart:style-name="ch4" chartooo:axis-type="auto">
            <chartooo:date-scale/>
            <chart:categories table:cell-range-address="'Problem#4'.A47:'Problem#4'.A6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4'.B47:'Problem#4'.B67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4'.A47:'Problem#4'.A67</svg:desc>
                </draw:g>
              </table:table-cell>
              <table:table-cell office:value-type="float" office:value="3934950.5">
                <text:p>3934950.5</text:p>
                <draw:g>
                  <svg:desc>'Problem#4'.B47:'Problem#4'.B6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41138">
                <text:p>65411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956839">
                <text:p>109568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11758">
                <text:p>82117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211758">
                <text:p>82117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744240">
                <text:p>874424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392606">
                <text:p>839260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8392606">
                <text:p>839260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9cm" svg:height="5.151cm" xlink:href=".." xlink:type="simple" chart:class="chart:line" chart:style-name="ch1">
        <chart:legend chart:legend-position="end" svg:x="15.584cm" svg:y="1.529cm" style:legend-expansion="high" chart:style-name="ch2"/>
        <chart:plot-area chart:style-name="ch3" table:cell-range-address="'Avg Response Time'.A1:'Avg Response Time'.E6" chart:data-source-has-labels="both" svg:x="0.353cm" svg:y="0.103cm" svg:width="14.878cm" svg:height="4.945cm">
          <chartooo:coordinate-region svg:x="1.57cm" svg:y="0.302cm" svg:width="12.402cm" svg:height="4.099cm"/>
          <chart:axis chart:dimension="x" chart:name="primary-x" chart:style-name="ch4" chartooo:axis-type="auto">
            <chartooo:date-scale/>
            <chart:categories table:cell-range-address="'Avg Response Time'.A2:'Avg Response Time'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g Response Time'.B2:'Avg Response Time'.B6" chart:label-cell-address="'Avg Response Time'.B1:'Avg Response Time'.B1" chart:class="chart:line">
            <chart:data-point chart:repeated="5"/>
          </chart:series>
          <chart:series chart:style-name="ch7" chart:values-cell-range-address="'Avg Response Time'.C2:'Avg Response Time'.C6" chart:label-cell-address="'Avg Response Time'.C1:'Avg Response Time'.C1" chart:class="chart:line">
            <chart:data-point chart:repeated="5"/>
          </chart:series>
          <chart:series chart:style-name="ch8" chart:values-cell-range-address="'Avg Response Time'.D2:'Avg Response Time'.D6" chart:label-cell-address="'Avg Response Time'.D1:'Avg Response Time'.D1" chart:class="chart:line">
            <chart:data-point chart:repeated="5"/>
          </chart:series>
          <chart:series chart:style-name="ch9" chart:values-cell-range-address="'Avg Response Time'.E2:'Avg Response Time'.E6" chart:label-cell-address="'Avg Response Time'.E1:'Avg Response Time'.E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vg Response Time'.B1:'Avg Response Time'.B1</svg:desc>
                </draw:g>
              </table:table-cell>
              <table:table-cell office:value-type="string">
                <text:p>10</text:p>
                <draw:g>
                  <svg:desc>'Avg Response Time'.C1:'Avg Response Time'.C1</svg:desc>
                </draw:g>
              </table:table-cell>
              <table:table-cell office:value-type="string">
                <text:p>100</text:p>
                <draw:g>
                  <svg:desc>'Avg Response Time'.D1:'Avg Response Time'.D1</svg:desc>
                </draw:g>
              </table:table-cell>
              <table:table-cell office:value-type="string">
                <text:p>1000</text:p>
                <draw:g>
                  <svg:desc>'Avg Response Time'.E1:'Avg Response Tim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File (10B)</text:p>
                <draw:g>
                  <svg:desc>'Avg Response Time'.A2:'Avg Response Time'.A6</svg:desc>
                </draw:g>
              </table:table-cell>
              <table:table-cell office:value-type="float" office:value="0.07213491">
                <text:p>0.07213491</text:p>
                <draw:g>
                  <svg:desc>'Avg Response Time'.B2:'Avg Response Time'.B6</svg:desc>
                </draw:g>
              </table:table-cell>
              <table:table-cell office:value-type="float" office:value="0.03046966">
                <text:p>0.03046966</text:p>
                <draw:g>
                  <svg:desc>'Avg Response Time'.C2:'Avg Response Time'.C6</svg:desc>
                </draw:g>
              </table:table-cell>
              <table:table-cell office:value-type="float" office:value="0.0746635">
                <text:p>0.0746635</text:p>
                <draw:g>
                  <svg:desc>'Avg Response Time'.D2:'Avg Response Time'.D6</svg:desc>
                </draw:g>
              </table:table-cell>
              <table:table-cell office:value-type="float" office:value="0.0746635">
                <text:p>0.0746635</text:p>
                <draw:g>
                  <svg:desc>'Avg Response Time'.E2:'Avg Response Time'.E6</svg:desc>
                </draw:g>
              </table:table-cell>
            </table:table-row>
            <table:table-row>
              <table:table-cell office:value-type="string">
                <text:p>Fixed File (1KB)</text:p>
              </table:table-cell>
              <table:table-cell office:value-type="float" office:value="0.07213491">
                <text:p>0.07213491</text:p>
              </table:table-cell>
              <table:table-cell office:value-type="float" office:value="0.03046966">
                <text:p>0.03046966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46635">
                <text:p>0.0746635</text:p>
              </table:table-cell>
            </table:table-row>
            <table:table-row>
              <table:table-cell office:value-type="string">
                <text:p>Fixed File (1MB)</text:p>
              </table:table-cell>
              <table:table-cell office:value-type="float" office:value="2.94891882">
                <text:p>2.94891882</text:p>
              </table:table-cell>
              <table:table-cell office:value-type="float" office:value="0.92205018">
                <text:p>0.92205018</text:p>
              </table:table-cell>
              <table:table-cell office:value-type="float" office:value="0.82058394">
                <text:p>0.82058394</text:p>
              </table:table-cell>
              <table:table-cell office:value-type="float" office:value="0.82058394">
                <text:p>0.82058394</text:p>
              </table:table-cell>
            </table:table-row>
            <table:table-row>
              <table:table-cell office:value-type="string">
                <text:p>Fixed File (100MB)</text:p>
              </table:table-cell>
              <table:table-cell office:value-type="float" office:value="271.6278076">
                <text:p>271.6278076</text:p>
              </table:table-cell>
              <table:table-cell office:value-type="float" office:value="84.41542053">
                <text:p>84.41542053</text:p>
              </table:table-cell>
              <table:table-cell office:value-type="float" office:value="77.92376709">
                <text:p>77.92376709</text:p>
              </table:table-cell>
              <table:table-cell office:value-type="float" office:value="77.92376709">
                <text:p>77.92376709</text:p>
              </table:table-cell>
            </table:table-row>
            <table:table-row>
              <table:table-cell office:value-type="string">
                <text:p>Fixed File (1GB)</text:p>
              </table:table-cell>
              <table:table-cell office:value-type="float" office:value="271.6278076">
                <text:p>271.6278076</text:p>
              </table:table-cell>
              <table:table-cell office:value-type="float" office:value="84.41542053">
                <text:p>84.41542053</text:p>
              </table:table-cell>
              <table:table-cell office:value-type="float" office:value="77.92376709">
                <text:p>77.92376709</text:p>
              </table:table-cell>
              <table:table-cell office:value-type="float" office:value="77.92376709">
                <text:p>77.923767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blem#4'.A2:'Problem#4'.B6" chart:data-source-has-labels="column" svg:x="0.32cm" svg:y="0.18cm" svg:width="12.508cm" svg:height="8.64cm">
          <chartooo:coordinate-region svg:x="2.053cm" svg:y="0.379cm" svg:width="10.31cm" svg:height="7.794cm"/>
          <chart:axis chart:dimension="x" chart:name="primary-x" chart:style-name="ch4" chartooo:axis-type="auto">
            <chartooo:date-scale/>
            <chart:categories table:cell-range-address="'Problem#4'.A2:'Problem#4'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4'.B2:'Problem#4'.B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4'.A2:'Problem#4'.A6</svg:desc>
                </draw:g>
              </table:table-cell>
              <table:table-cell office:value-type="float" office:value="8381478">
                <text:p>8381478</text:p>
                <draw:g>
                  <svg:desc>'Problem#4'.B2:'Problem#4'.B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1431954">
                <text:p>214319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867678">
                <text:p>148676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4867678">
                <text:p>1486767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4867678">
                <text:p>148676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roblem#4'.A8:'Problem#4'.B13" chart:data-source-has-labels="column" svg:x="0.32cm" svg:y="0.18cm" svg:width="12.508cm" svg:height="8.64cm">
          <chartooo:coordinate-region svg:x="1.232cm" svg:y="0.379cm" svg:width="11.596cm" svg:height="7.794cm"/>
          <chart:axis chart:dimension="x" chart:name="primary-x" chart:style-name="ch4" chartooo:axis-type="auto">
            <chartooo:date-scale/>
            <chart:categories table:cell-range-address="'Problem#4'.A8:'Problem#4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4'.B8:'Problem#4'.B1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4'.A8:'Problem#4'.A13</svg:desc>
                </draw:g>
              </table:table-cell>
              <table:table-cell office:value-type="float" office:value="0.11197556">
                <text:p>0.11197556</text:p>
                <draw:g>
                  <svg:desc>'Problem#4'.B8:'Problem#4'.B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4377406">
                <text:p>0.043774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502274">
                <text:p>0.0650227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502274">
                <text:p>0.0650227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6502274">
                <text:p>0.065022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6.504cm" xlink:href=".." xlink:type="simple" chart:class="chart:line" chart:style-name="ch1">
        <chart:legend chart:legend-position="end" svg:x="13.167cm" svg:y="2.953cm" style:legend-expansion="high" chart:style-name="ch2"/>
        <chart:plot-area chart:style-name="ch3" table:cell-range-address="'Problem#5'.A3:'Problem#5'.B7" chart:data-source-has-labels="column" svg:x="0.32cm" svg:y="0.13cm" svg:width="12.527cm" svg:height="6.244cm">
          <chartooo:coordinate-region svg:x="1.682cm" svg:y="0.329cm" svg:width="10.7cm" svg:height="5.398cm"/>
          <chart:axis chart:dimension="x" chart:name="primary-x" chart:style-name="ch4" chartooo:axis-type="auto">
            <chartooo:date-scale/>
            <chart:categories table:cell-range-address="'Problem#5'.A3:'Problem#5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5'.B3:'Problem#5'.B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5'.A3:'Problem#5'.A7</svg:desc>
                </draw:g>
              </table:table-cell>
              <table:table-cell office:value-type="float" office:value="130945.6">
                <text:p>130945.6</text:p>
                <draw:g>
                  <svg:desc>'Problem#5'.B3:'Problem#5'.B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09207.9">
                <text:p>309207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32125.7">
                <text:p>132125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79cm" svg:height="6.835cm" xlink:href=".." xlink:type="simple" chart:class="chart:line" chart:style-name="ch1">
        <chart:legend chart:legend-position="end" svg:x="12.527cm" svg:y="3.118cm" style:legend-expansion="high" chart:style-name="ch2"/>
        <chart:plot-area chart:style-name="ch3" table:cell-range-address="'Problem#5'.A9:'Problem#5'.B13" chart:data-source-has-labels="column" svg:x="0.307cm" svg:y="0.136cm" svg:width="11.913cm" svg:height="6.563cm">
          <chartooo:coordinate-region svg:x="2.225cm" svg:y="0.336cm" svg:width="9.53cm" svg:height="5.716cm"/>
          <chart:axis chart:dimension="x" chart:name="primary-x" chart:style-name="ch4" chartooo:axis-type="auto">
            <chartooo:date-scale/>
            <chart:categories table:cell-range-address="'Problem#5'.A9:'Problem#5'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roblem#5'.B9:'Problem#5'.B13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roblem#5'.A9:'Problem#5'.A13</svg:desc>
                </draw:g>
              </table:table-cell>
              <table:table-cell office:value-type="float" office:value="31834084">
                <text:p>31834084</text:p>
                <draw:g>
                  <svg:desc>'Problem#5'.B9:'Problem#5'.B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472048">
                <text:p>1024720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5757344">
                <text:p>1157573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5757344">
                <text:p>11575734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15757344">
                <text:p>1157573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16cm" svg:height="5.149cm" xlink:href=".." xlink:type="simple" chart:class="chart:line" chart:style-name="ch1">
        <chart:legend chart:legend-position="end" svg:x="15.131cm" svg:y="1.528cm" style:legend-expansion="high" chart:style-name="ch2"/>
        <chart:plot-area chart:style-name="ch3" table:cell-range-address="Throughput.A9:Throughput.E13 Throughput.B8:Throughput.E8" chart:data-source-has-labels="both" svg:x="-0.347cm" svg:y="-0.025cm" svg:width="16.634cm" svg:height="4.863cm">
          <chartooo:coordinate-region svg:x="1.571cm" svg:y="0.174cm" svg:width="13.391cm" svg:height="4.017cm"/>
          <chart:axis chart:dimension="x" chart:name="primary-x" chart:style-name="ch4" chartooo:axis-type="auto">
            <chartooo:date-scale/>
            <chart:categories table:cell-range-address="Throughput.A9:Throughput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B9:Throughput.B13" chart:label-cell-address="Throughput.B8:Throughput.B8" chart:class="chart:line">
            <chart:data-point chart:repeated="5"/>
          </chart:series>
          <chart:series chart:style-name="ch7" chart:values-cell-range-address="Throughput.C9:Throughput.C13" chart:label-cell-address="Throughput.C8:Throughput.C8" chart:class="chart:line">
            <chart:data-point chart:repeated="5"/>
          </chart:series>
          <chart:series chart:style-name="ch8" chart:values-cell-range-address="Throughput.D9:Throughput.D13" chart:label-cell-address="Throughput.D8:Throughput.D8" chart:class="chart:line">
            <chart:data-point chart:repeated="5"/>
          </chart:series>
          <chart:series chart:style-name="ch9" chart:values-cell-range-address="Throughput.E9:Throughput.E13" chart:label-cell-address="Throughput.E8:Throughput.E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hroughput.B8:Throughput.B8</svg:desc>
                </draw:g>
              </table:table-cell>
              <table:table-cell office:value-type="string">
                <text:p>10</text:p>
                <draw:g>
                  <svg:desc>Throughput.C8:Throughput.C8</svg:desc>
                </draw:g>
              </table:table-cell>
              <table:table-cell office:value-type="string">
                <text:p>100</text:p>
                <draw:g>
                  <svg:desc>Throughput.D8:Throughput.D8</svg:desc>
                </draw:g>
              </table:table-cell>
              <table:table-cell office:value-type="string">
                <text:p>1000</text:p>
                <draw:g>
                  <svg:desc>Throughput.E8:Throughput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Size (10B)</text:p>
                <draw:g>
                  <svg:desc>Throughput.A9:Throughput.A13</svg:desc>
                </draw:g>
              </table:table-cell>
              <table:table-cell office:value-type="float" office:value="130945.6">
                <text:p>130945.6</text:p>
                <draw:g>
                  <svg:desc>Throughput.B9:Throughput.B13</svg:desc>
                </draw:g>
              </table:table-cell>
              <table:table-cell office:value-type="float" office:value="309207.9">
                <text:p>309207.9</text:p>
                <draw:g>
                  <svg:desc>Throughput.C9:Throughput.C13</svg:desc>
                </draw:g>
              </table:table-cell>
              <table:table-cell office:value-type="float" office:value="132125.7">
                <text:p>132125.7</text:p>
                <draw:g>
                  <svg:desc>Throughput.D9:Throughput.D13</svg:desc>
                </draw:g>
              </table:table-cell>
              <table:table-cell office:value-type="float" office:value="132125.7">
                <text:p>132125.7</text:p>
                <draw:g>
                  <svg:desc>Throughput.E9:Throughput.E13</svg:desc>
                </draw:g>
              </table:table-cell>
            </table:table-row>
            <table:table-row>
              <table:table-cell office:value-type="string">
                <text:p>Fixed Size (1KB)</text:p>
              </table:table-cell>
              <table:table-cell office:value-type="float" office:value="130945.6">
                <text:p>130945.6</text:p>
              </table:table-cell>
              <table:table-cell office:value-type="float" office:value="309207.9">
                <text:p>309207.9</text:p>
              </table:table-cell>
              <table:table-cell office:value-type="float" office:value="132125.7">
                <text:p>132125.7</text:p>
              </table:table-cell>
              <table:table-cell office:value-type="float" office:value="132125.7">
                <text:p>132125.7</text:p>
              </table:table-cell>
            </table:table-row>
            <table:table-row>
              <table:table-cell office:value-type="string">
                <text:p>Fixed Size (1MB)</text:p>
              </table:table-cell>
              <table:table-cell office:value-type="float" office:value="20518510">
                <text:p>20518510</text:p>
              </table:table-cell>
              <table:table-cell office:value-type="float" office:value="68901480">
                <text:p>68901480</text:p>
              </table:table-cell>
              <table:table-cell office:value-type="float" office:value="96594696">
                <text:p>96594696</text:p>
              </table:table-cell>
              <table:table-cell office:value-type="float" office:value="96594696">
                <text:p>96594696</text:p>
              </table:table-cell>
            </table:table-row>
            <table:table-row>
              <table:table-cell office:value-type="string">
                <text:p>Fixed Size (100M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  <table:table-row>
              <table:table-cell office:value-type="string">
                <text:p>Fixed Size (1G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216cm" svg:height="5.149cm" xlink:href=".." xlink:type="simple" chart:class="chart:line" chart:style-name="ch1">
        <chart:legend chart:legend-position="end" svg:x="15.131cm" svg:y="1.528cm" style:legend-expansion="high" chart:style-name="ch2"/>
        <chart:plot-area chart:style-name="ch3" table:cell-range-address="Throughput.A16:Throughput.E19 Throughput.B15:Throughput.E15" chart:data-source-has-labels="both" svg:x="-0.347cm" svg:y="-0.025cm" svg:width="16.7cm" svg:height="4.863cm">
          <chartooo:coordinate-region svg:x="1.571cm" svg:y="0.174cm" svg:width="13.391cm" svg:height="4.017cm"/>
          <chart:axis chart:dimension="x" chart:name="primary-x" chart:style-name="ch4" chartooo:axis-type="auto">
            <chartooo:date-scale/>
            <chart:categories table:cell-range-address="Throughput.A16:Throughput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hroughput.B16:Throughput.B19" chart:label-cell-address="Throughput.B15:Throughput.B15" chart:class="chart:line">
            <chart:data-point chart:repeated="4"/>
          </chart:series>
          <chart:series chart:style-name="ch7" chart:values-cell-range-address="Throughput.C16:Throughput.C19" chart:label-cell-address="Throughput.C15:Throughput.C15" chart:class="chart:line">
            <chart:data-point chart:repeated="4"/>
          </chart:series>
          <chart:series chart:style-name="ch8" chart:values-cell-range-address="Throughput.D16:Throughput.D19" chart:label-cell-address="Throughput.D15:Throughput.D15" chart:class="chart:line">
            <chart:data-point chart:repeated="4"/>
          </chart:series>
          <chart:series chart:style-name="ch9" chart:values-cell-range-address="Throughput.E16:Throughput.E19" chart:label-cell-address="Throughput.E15:Throughput.E1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hroughput.B15:Throughput.B15</svg:desc>
                </draw:g>
              </table:table-cell>
              <table:table-cell office:value-type="string">
                <text:p>10</text:p>
                <draw:g>
                  <svg:desc>Throughput.C15:Throughput.C15</svg:desc>
                </draw:g>
              </table:table-cell>
              <table:table-cell office:value-type="string">
                <text:p>100</text:p>
                <draw:g>
                  <svg:desc>Throughput.D15:Throughput.D15</svg:desc>
                </draw:g>
              </table:table-cell>
              <table:table-cell office:value-type="string">
                <text:p>1000</text:p>
                <draw:g>
                  <svg:desc>Throughput.E15:Throughput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xed Files (1KB)</text:p>
                <draw:g>
                  <svg:desc>Throughput.A16:Throughput.A19</svg:desc>
                </draw:g>
              </table:table-cell>
              <table:table-cell office:value-type="float" office:value="130945.6">
                <text:p>130945.6</text:p>
                <draw:g>
                  <svg:desc>Throughput.B16:Throughput.B19</svg:desc>
                </draw:g>
              </table:table-cell>
              <table:table-cell office:value-type="float" office:value="309207.9">
                <text:p>309207.9</text:p>
                <draw:g>
                  <svg:desc>Throughput.C16:Throughput.C19</svg:desc>
                </draw:g>
              </table:table-cell>
              <table:table-cell office:value-type="float" office:value="132125.7">
                <text:p>132125.7</text:p>
                <draw:g>
                  <svg:desc>Throughput.D16:Throughput.D19</svg:desc>
                </draw:g>
              </table:table-cell>
              <table:table-cell office:value-type="float" office:value="132125.7">
                <text:p>132125.7</text:p>
                <draw:g>
                  <svg:desc>Throughput.E16:Throughput.E19</svg:desc>
                </draw:g>
              </table:table-cell>
            </table:table-row>
            <table:table-row>
              <table:table-cell office:value-type="string">
                <text:p>Mixed Files (1MB)</text:p>
              </table:table-cell>
              <table:table-cell office:value-type="float" office:value="20518510">
                <text:p>20518510</text:p>
              </table:table-cell>
              <table:table-cell office:value-type="float" office:value="68901480">
                <text:p>68901480</text:p>
              </table:table-cell>
              <table:table-cell office:value-type="float" office:value="96594696">
                <text:p>96594696</text:p>
              </table:table-cell>
              <table:table-cell office:value-type="float" office:value="96594696">
                <text:p>96594696</text:p>
              </table:table-cell>
            </table:table-row>
            <table:table-row>
              <table:table-cell office:value-type="string">
                <text:p>Mixed Files (100M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  <table:table-row>
              <table:table-cell office:value-type="string">
                <text:p>Mixed Files (1GB)</text:p>
              </table:table-cell>
              <table:table-cell office:value-type="float" office:value="30059632">
                <text:p>30059632</text:p>
              </table:table-cell>
              <table:table-cell office:value-type="float" office:value="90264168">
                <text:p>90264168</text:p>
              </table:table-cell>
              <table:table-cell office:value-type="float" office:value="58929084">
                <text:p>58929084</text:p>
              </table:table-cell>
              <table:table-cell office:value-type="float" office:value="58929084">
                <text:p>58929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69cm" svg:height="5.151cm" xlink:href=".." xlink:type="simple" chart:class="chart:line" chart:style-name="ch1">
        <chart:legend chart:legend-position="end" svg:x="15.584cm" svg:y="1.529cm" style:legend-expansion="high" chart:style-name="ch2"/>
        <chart:plot-area chart:style-name="ch3" table:cell-range-address="'Avg Response Time'.A15:'Avg Response Time'.E19" chart:data-source-has-labels="both" svg:x="0.353cm" svg:y="0.103cm" svg:width="14.878cm" svg:height="4.945cm">
          <chartooo:coordinate-region svg:x="1.729cm" svg:y="0.302cm" svg:width="12.111cm" svg:height="4.099cm"/>
          <chart:axis chart:dimension="x" chart:name="primary-x" chart:style-name="ch4" chartooo:axis-type="auto">
            <chartooo:date-scale/>
            <chart:categories table:cell-range-address="'Avg Response Time'.A16:'Avg Response Time'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vg Response Time'.B16:'Avg Response Time'.B19" chart:label-cell-address="'Avg Response Time'.B15:'Avg Response Time'.B15" chart:class="chart:line">
            <chart:data-point chart:repeated="4"/>
          </chart:series>
          <chart:series chart:style-name="ch7" chart:values-cell-range-address="'Avg Response Time'.C16:'Avg Response Time'.C19" chart:label-cell-address="'Avg Response Time'.C15:'Avg Response Time'.C15" chart:class="chart:line">
            <chart:data-point chart:repeated="4"/>
          </chart:series>
          <chart:series chart:style-name="ch8" chart:values-cell-range-address="'Avg Response Time'.D16:'Avg Response Time'.D19" chart:label-cell-address="'Avg Response Time'.D15:'Avg Response Time'.D15" chart:class="chart:line">
            <chart:data-point chart:repeated="4"/>
          </chart:series>
          <chart:series chart:style-name="ch9" chart:values-cell-range-address="'Avg Response Time'.E16:'Avg Response Time'.E19" chart:label-cell-address="'Avg Response Time'.E15:'Avg Response Time'.E1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Avg Response Time'.B15:'Avg Response Time'.B15</svg:desc>
                </draw:g>
              </table:table-cell>
              <table:table-cell office:value-type="string">
                <text:p>10</text:p>
                <draw:g>
                  <svg:desc>'Avg Response Time'.C15:'Avg Response Time'.C15</svg:desc>
                </draw:g>
              </table:table-cell>
              <table:table-cell office:value-type="string">
                <text:p>100</text:p>
                <draw:g>
                  <svg:desc>'Avg Response Time'.D15:'Avg Response Time'.D15</svg:desc>
                </draw:g>
              </table:table-cell>
              <table:table-cell office:value-type="string">
                <text:p>1000</text:p>
                <draw:g>
                  <svg:desc>'Avg Response Time'.E15:'Avg Response Time'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xed Files (1KB)</text:p>
                <draw:g>
                  <svg:desc>'Avg Response Time'.A16:'Avg Response Time'.A19</svg:desc>
                </draw:g>
              </table:table-cell>
              <table:table-cell office:value-type="float" office:value="0.07213491">
                <text:p>0.07213491</text:p>
                <draw:g>
                  <svg:desc>'Avg Response Time'.B16:'Avg Response Time'.B19</svg:desc>
                </draw:g>
              </table:table-cell>
              <table:table-cell office:value-type="float" office:value="0.03046966">
                <text:p>0.03046966</text:p>
                <draw:g>
                  <svg:desc>'Avg Response Time'.C16:'Avg Response Time'.C19</svg:desc>
                </draw:g>
              </table:table-cell>
              <table:table-cell office:value-type="float" office:value="0.0746635">
                <text:p>0.0746635</text:p>
                <draw:g>
                  <svg:desc>'Avg Response Time'.D16:'Avg Response Time'.D19</svg:desc>
                </draw:g>
              </table:table-cell>
              <table:table-cell office:value-type="float" office:value="0.0746635">
                <text:p>0.0746635</text:p>
                <draw:g>
                  <svg:desc>'Avg Response Time'.E16:'Avg Response Time'.E19</svg:desc>
                </draw:g>
              </table:table-cell>
            </table:table-row>
            <table:table-row>
              <table:table-cell office:value-type="string">
                <text:p>Mixed Files (1MB)</text:p>
              </table:table-cell>
              <table:table-cell office:value-type="float" office:value="4.61656284">
                <text:p>4.61656284</text:p>
              </table:table-cell>
              <table:table-cell office:value-type="float" office:value="1.37342548">
                <text:p>1.37342548</text:p>
              </table:table-cell>
              <table:table-cell office:value-type="float" office:value="1.01502764">
                <text:p>1.01502764</text:p>
              </table:table-cell>
              <table:table-cell office:value-type="float" office:value="1.01502764">
                <text:p>1.01502764</text:p>
              </table:table-cell>
            </table:table-row>
            <table:table-row>
              <table:table-cell office:value-type="string">
                <text:p>Mixed Files (100M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  <table:table-row>
              <table:table-cell office:value-type="string">
                <text:p>Mixed Files (1GB)</text:p>
              </table:table-cell>
              <table:table-cell office:value-type="float" office:value="305.1934204">
                <text:p>305.1934204</text:p>
              </table:table-cell>
              <table:table-cell office:value-type="float" office:value="101.947731">
                <text:p>101.947731</text:p>
              </table:table-cell>
              <table:table-cell office:value-type="float" office:value="168.4851379">
                <text:p>168.4851379</text:p>
              </table:table-cell>
              <table:table-cell office:value-type="float" office:value="168.4851379">
                <text:p>168.485137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